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401C670D5762FC2A.png" manifest:media-type="image/png"/>
  <manifest:file-entry manifest:full-path="Pictures/10000201000000D00000009424804985F27D70B3.png" manifest:media-type="image/png"/>
  <manifest:file-entry manifest:full-path="Pictures/10000201000000A6000000A6E2D7312D189CA864.png" manifest:media-type="image/png"/>
  <manifest:file-entry manifest:full-path="Pictures/10000201000000E1000000E19906FEE28DE3B862.png" manifest:media-type="image/png"/>
  <manifest:file-entry manifest:full-path="Pictures/10000000000000A6000000A6E10523DFC36AAA5D.png" manifest:media-type="image/png"/>
  <manifest:file-entry manifest:full-path="Pictures/10000201000000C8000000C805AB957792CDCE75.png" manifest:media-type="image/png"/>
  <manifest:file-entry manifest:full-path="Pictures/10000201000000C8000000C8631E75222CE049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Calibri1" svg:font-family="Calibri"/>
    <style:font-face style:name="FreeSans1" svg:font-family="FreeSans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an Francisco Display" svg:font-family="'San Francisco Displa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59cm" svg:stroke-color="#f2f2f2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" style:family="graphic" style:parent-style-name="standard">
      <style:graphic-properties draw:stroke="solid" svg:stroke-width="0.071cm" svg:stroke-color="#000000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0f6fc6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>
      <style:graphic-properties style:protect="size"/>
    </style:style>
    <style:style style:name="pr1" style:family="presentation" style:parent-style-name="Blank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3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text-properties fo:color="#ffffff"/>
    </style:style>
    <style:style style:name="P11" style:family="paragraph">
      <loext:graphic-properties draw:fill="none" draw:fill-color="#ffffff"/>
      <style:text-properties fo:color="#ffffff" style:font-name="San Francisco Display" fo:font-size="32pt" style:font-size-asian="32pt" style:font-size-complex="32pt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ffffff" style:font-name="San Francisco Display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line draw:name="Straight Connector 2" draw:style-name="gr1" draw:text-style-name="P1" draw:layer="layout" svg:x1="12.7cm" svg:y1="3.4cm" svg:x2="12.697cm" svg:y2="19.052cm">
          <text:p/>
        </draw:line>
        <draw:line draw:name="Straight Connector 12" draw:style-name="gr2" draw:text-style-name="P1" draw:layer="layout" svg:x1="14.816cm" svg:y1="4.449cm" svg:x2="4.445cm" svg:y2="4.445cm">
          <text:p/>
        </draw:line>
        <draw:custom-shape draw:name="Oval 16" draw:style-name="gr3" draw:text-style-name="P2" draw:layer="layout" svg:width="1.269cm" svg:height="1.269cm" svg:x="12.065cm" svg:y="3.81cm">
          <text:p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4" draw:text-style-name="P3" draw:layer="layout" svg:width="0.422cm" svg:height="0.422cm" svg:x="12.488cm" svg:y="4.233cm">
          <text:p><text:span text:style-name="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8" draw:style-name="gr5" draw:text-style-name="P4" draw:layer="layout" svg:width="3.597cm" svg:height="1.025cm" svg:x="13.547cm" svg:y="2.328cm">
          <text:p text:style-name="P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" draw:text-style-name="P1" draw:layer="layout" svg:x1="15.028cm" svg:y1="6.777cm" svg:x2="4.656cm" svg:y2="6.773cm">
          <text:p/>
        </draw:line>
        <draw:custom-shape draw:name="Oval 22" draw:style-name="gr3" draw:text-style-name="P2" draw:layer="layout" svg:width="1.269cm" svg:height="1.269cm" svg:x="12.065cm" svg:y="6.138cm">
          <text:p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4" draw:text-style-name="P3" draw:layer="layout" svg:width="0.422cm" svg:height="0.422cm" svg:x="12.488cm" svg:y="6.562cm">
          <text:p><text:span text:style-name="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7" draw:style-name="gr2" draw:text-style-name="P1" draw:layer="layout" svg:x1="15.028cm" svg:y1="9.317cm" svg:x2="4.656cm" svg:y2="9.313cm">
          <text:p/>
        </draw:line>
        <draw:custom-shape draw:name="Oval 28" draw:style-name="gr3" draw:text-style-name="P2" draw:layer="layout" svg:width="1.269cm" svg:height="1.269cm" svg:x="12.065cm" svg:y="8.678cm">
          <text:p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gr4" draw:text-style-name="P3" draw:layer="layout" svg:width="0.422cm" svg:height="0.422cm" svg:x="12.488cm" svg:y="9.102cm">
          <text:p><text:span text:style-name="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1" draw:style-name="gr2" draw:text-style-name="P1" draw:layer="layout" svg:x1="15.028cm" svg:y1="11.646cm" svg:x2="4.656cm" svg:y2="11.641cm">
          <text:p/>
        </draw:line>
        <draw:custom-shape draw:name="Oval 32" draw:style-name="gr3" draw:text-style-name="P2" draw:layer="layout" svg:width="1.269cm" svg:height="1.269cm" svg:x="12.065cm" svg:y="11.007cm">
          <text:p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gr4" draw:text-style-name="P3" draw:layer="layout" svg:width="0.422cm" svg:height="0.422cm" svg:x="12.488cm" svg:y="11.43cm">
          <text:p><text:span text:style-name="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4" draw:style-name="gr2" draw:text-style-name="P1" draw:layer="layout" svg:x1="15.028cm" svg:y1="13.762cm" svg:x2="4.656cm" svg:y2="13.758cm">
          <text:p/>
        </draw:line>
        <draw:custom-shape draw:name="Oval 35" draw:style-name="gr3" draw:text-style-name="P2" draw:layer="layout" svg:width="1.269cm" svg:height="1.269cm" svg:x="12.065cm" svg:y="13.123cm">
          <text:p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gr4" draw:text-style-name="P3" draw:layer="layout" svg:width="0.422cm" svg:height="0.422cm" svg:x="12.488cm" svg:y="13.547cm">
          <text:p><text:span text:style-name="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" draw:style-name="gr2" draw:text-style-name="P1" draw:layer="layout" svg:x1="15.028cm" svg:y1="15.879cm" svg:x2="4.656cm" svg:y2="15.875cm">
          <text:p/>
        </draw:line>
        <draw:custom-shape draw:name="Oval 38" draw:style-name="gr3" draw:text-style-name="P2" draw:layer="layout" svg:width="1.269cm" svg:height="1.269cm" svg:x="12.065cm" svg:y="15.24cm">
          <text:p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4" draw:text-style-name="P3" draw:layer="layout" svg:width="0.422cm" svg:height="0.422cm" svg:x="12.488cm" svg:y="15.663cm">
          <text:p><text:span text:style-name="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" draw:style-name="gr2" draw:text-style-name="P1" draw:layer="layout" svg:x1="15.028cm" svg:y1="17.996cm" svg:x2="4.656cm" svg:y2="17.991cm">
          <text:p/>
        </draw:line>
        <draw:custom-shape draw:name="Oval 41" draw:style-name="gr3" draw:text-style-name="P2" draw:layer="layout" svg:width="1.269cm" svg:height="1.269cm" svg:x="12.065cm" svg:y="17.357cm">
          <text:p><text:span text:style-name="T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4" draw:text-style-name="P3" draw:layer="layout" svg:width="0.422cm" svg:height="0.422cm" svg:x="12.488cm" svg:y="17.78cm">
          <text:p><text:span text:style-name="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46" draw:style-name="gr6" draw:text-style-name="P1" draw:layer="layout" svg:width="2.116cm" svg:height="1.505cm" svg:x="1.684cm" svg:y="2.895cm">
          <draw:image xlink:href="Pictures/10000201000000D00000009424804985F27D70B3.png" xlink:type="simple" xlink:show="embed" xlink:actuate="onLoad">
            <text:p/>
          </draw:image>
        </draw:frame>
        <draw:frame draw:name="Picture 47" draw:style-name="gr6" draw:text-style-name="P1" draw:layer="layout" svg:width="2.116cm" svg:height="2.116cm" svg:x="1.693cm" svg:y="4.657cm">
          <draw:image xlink:href="Pictures/10000201000000E1000000E19906FEE28DE3B862.png" xlink:type="simple" xlink:show="embed" xlink:actuate="onLoad">
            <text:p/>
          </draw:image>
        </draw:frame>
        <draw:frame draw:name="Picture 48" draw:style-name="gr6" draw:text-style-name="P1" draw:layer="layout" svg:width="1.983cm" svg:height="1.983cm" svg:x="1.905cm" svg:y="7.197cm">
          <draw:image xlink:href="Pictures/10000000000000A6000000A6E10523DFC36AAA5D.png" xlink:type="simple" xlink:show="embed" xlink:actuate="onLoad">
            <text:p/>
          </draw:image>
        </draw:frame>
        <draw:frame draw:name="Picture 49" draw:style-name="gr6" draw:text-style-name="P1" draw:layer="layout" svg:width="2.116cm" svg:height="2.116cm" svg:x="1.905cm" svg:y="9.525cm">
          <draw:image xlink:href="Pictures/10000201000000C8000000C8631E75222CE04989.png" xlink:type="simple" xlink:show="embed" xlink:actuate="onLoad">
            <text:p/>
          </draw:image>
        </draw:frame>
        <draw:frame draw:name="Picture 50" draw:style-name="gr6" draw:text-style-name="P1" draw:layer="layout" svg:width="1.917cm" svg:height="1.917cm" svg:x="2.083cm" svg:y="11.883cm">
          <draw:image xlink:href="Pictures/10000201000000A6000000A6E2D7312D189CA864.png" xlink:type="simple" xlink:show="embed" xlink:actuate="onLoad">
            <text:p/>
          </draw:image>
        </draw:frame>
        <draw:frame draw:name="Picture 51" draw:style-name="gr6" draw:text-style-name="P1" draw:layer="layout" svg:width="1.917cm" svg:height="1.917cm" svg:x="2.117cm" svg:y="14.2cm">
          <draw:image xlink:href="Pictures/10000201000000E1000000E1401C670D5762FC2A.png" xlink:type="simple" xlink:show="embed" xlink:actuate="onLoad">
            <text:p/>
          </draw:image>
        </draw:frame>
        <draw:frame draw:name="Picture 52" draw:style-name="gr6" draw:text-style-name="P1" draw:layer="layout" svg:width="2.222cm" svg:height="2.222cm" svg:x="2.117cm" svg:y="16.51cm">
          <draw:image xlink:href="Pictures/10000201000000C8000000C805AB957792CDCE75.png" xlink:type="simple" xlink:show="embed" xlink:actuate="onLoad">
            <text:p/>
          </draw:image>
        </draw:frame>
        <draw:custom-shape draw:name="TextBox 53" draw:style-name="gr7" draw:text-style-name="P6" draw:layer="layout" svg:width="8.042cm" svg:height="1.013cm" svg:x="4.358cm" svg:y="3.4cm">
          <text:p text:style-name="P5"><text:span text:style-name="T1">LITERATURE SURVE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7" draw:text-style-name="P6" draw:layer="layout" svg:width="6.561cm" svg:height="1.013cm" svg:x="4.445cm" svg:y="5.715cm">
          <text:p text:style-name="P5"><text:span text:style-name="T2">PBM <text:s/>IDENTIFI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7" draw:text-style-name="P6" draw:layer="layout" svg:width="8.042cm" svg:height="1.013cm" svg:x="4.233cm" svg:y="8.043cm">
          <text:p text:style-name="P5"><text:span text:style-name="T2">HARDWARE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7" draw:text-style-name="P6" draw:layer="layout" svg:width="7.831cm" svg:height="1.013cm" svg:x="4.445cm" svg:y="10.538cm">
          <text:p text:style-name="P5"><text:span text:style-name="T2">CODING ARDUINO <text:s/>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7" draw:text-style-name="P6" draw:layer="layout" svg:width="6.772cm" svg:height="1.775cm" svg:x="4.657cm" svg:y="12cm">
          <text:p text:style-name="P5"><text:span text:style-name="T2">INTEGRATION WITH <text:s/>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7" draw:text-style-name="P6" draw:layer="layout" svg:width="5.714cm" svg:height="1.013cm" svg:x="4.868cm" svg:y="14.862cm">
          <text:p text:style-name="P5"><text:span text:style-name="T2">TESTING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8" draw:text-style-name="P7" draw:layer="layout" svg:width="5.926cm" svg:height="1.011cm" svg:x="5.08cm" svg:y="17cm">
          <text:p text:style-name="P5"><text:span text:style-name="T2">DELIV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9" draw:text-style-name="P8" draw:layer="layout" svg:width="4.444cm" svg:height="1.904cm" svg:x="14.817cm" svg:y="3.387cm">
          <text:p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9" draw:text-style-name="P8" draw:layer="layout" svg:width="4.444cm" svg:height="1.904cm" svg:x="14.817cm" svg:y="5.715cm">
          <text:p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9" draw:text-style-name="P8" draw:layer="layout" svg:width="4.444cm" svg:height="1.904cm" svg:x="14.817cm" svg:y="8.043cm">
          <text:p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9" draw:text-style-name="P8" draw:layer="layout" svg:width="4.444cm" svg:height="1.904cm" svg:x="14.817cm" svg:y="10.583cm">
          <text:p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9" draw:text-style-name="P8" draw:layer="layout" svg:width="4.444cm" svg:height="1.904cm" svg:x="14.817cm" svg:y="12.912cm">
          <text:p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9" draw:text-style-name="P8" draw:layer="layout" svg:width="4.444cm" svg:height="1.904cm" svg:x="14.817cm" svg:y="15.028cm">
          <text:p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9" draw:text-style-name="P8" draw:layer="layout" svg:width="4.444cm" svg:height="1.904cm" svg:x="14.817cm" svg:y="17.145cm">
          <text:p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7" draw:text-style-name="P4" draw:layer="layout" svg:width="4.021cm" svg:height="1.013cm" svg:x="15.028cm" svg:y="3.81cm">
          <text:p text:style-name="P9"><text:span text:style-name="T3">9</text:span><text:span text:style-name="T2">13/09/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1" draw:layer="layout" svg:width="7.631cm" svg:height="1.606cm" svg:x="9cm" svg:y="0.594cm">
          <draw:text-box>
            <text:p text:style-name="P10"><text:span text:style-name="T4">Timeline <text:s/>chart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Calibri1" svg:font-family="Calibri"/>
    <style:font-face style:name="FreeSans1" svg:font-family="FreeSans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an Francisco Display" svg:font-family="'San Francisco Displa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0d0d0" draw:end-color="#ededed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2" fo:font-family="'Liberation Serif', 'Times New Roman'" style:font-family-generic="roman" style:font-pitch="variable" fo:font-size="24pt" fo:font-weight="bold" style:font-name-asian="FreeSans" style:font-family-asian="FreeSans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2" fo:font-family="'Liberation Serif', 'Times New Roman'" style:font-family-generic="roman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lank-background" style:family="presentation">
      <style:graphic-properties draw:stroke="none" draw:fill="solid" draw:fill-color="#04617b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4617b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1"><text:date style:data-style-name="D1" text:date-value="2017-09-14">14/09/17</text:date></text:span></text:p>
        </draw:text-box>
      </draw:frame>
      <draw:frame draw:name="Footer Placeholder 2" presentation:style-name="Mpr1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kamrun nisa</meta:initial-creator>
    <meta:editing-cycles>10</meta:editing-cycles>
    <meta:creation-date>2017-09-14T15:10:13</meta:creation-date>
    <dc:date>2017-09-13T23:14:53.482554286</dc:date>
    <meta:editing-duration>PT1H27M46S</meta:editing-duration>
    <meta:generator>LibreOffice/5.1.6.2$Linux_X86_64 LibreOffice_project/10m0$Build-2</meta:generator>
    <meta:document-statistic meta:object-count="6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